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uller" svg:font-family="Muller, Arial, sans-serif"/>
    <style:font-face style:name="Ubuntu Mono" svg:font-family="'Ubuntu Mono'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529cm" loext:contextual-spacing="false" fo:line-height="150%" fo:orphans="2" fo:widows="2" fo:text-indent="0cm" style:auto-text-indent="false"/>
      <style:text-properties fo:font-variant="normal" fo:text-transform="none" fo:color="#333333" style:font-name="Muller" fo:font-size="12pt" fo:letter-spacing="normal" fo:font-style="normal" fo:font-weight="normal"/>
    </style:style>
    <style:style style:name="P2" style:family="paragraph" style:parent-style-name="Text_20_body" style:list-style-name="L1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</style:style>
    <style:style style:name="P3" style:family="paragraph" style:parent-style-name="Text_20_body" style:list-style-name="L1">
      <style:paragraph-properties fo:margin-left="0cm" fo:margin-right="0cm" fo:line-height="150%" fo:orphans="2" fo:widows="2" fo:text-indent="0cm" style:auto-text-indent="false" fo:padding="0cm" fo:border="none"/>
    </style:style>
    <style:style style:name="P4" style:family="paragraph" style:parent-style-name="Preformatted_20_Text">
      <loext:graphic-properties draw:fill="solid" draw:fill-color="#f8f8f8" draw:opacity="100%"/>
      <style:paragraph-properties fo:margin-left="0cm" fo:margin-right="0cm" fo:orphans="2" fo:widows="2" fo:text-indent="0cm" style:auto-text-indent="false" fo:background-color="#f8f8f8" fo:padding="0.049cm" fo:border="0.06pt solid #e8e8e8"/>
    </style:style>
    <style:style style:name="P5" style:family="paragraph" style:parent-style-name="Preformatted_20_Text">
      <loext:graphic-properties draw:fill="solid" draw:fill-color="#f8f8f8" draw:opacity="100%"/>
      <style:paragraph-properties fo:margin-top="0cm" fo:margin-bottom="0.499cm" loext:contextual-spacing="false" fo:orphans="2" fo:widows="2" fo:background-color="#f8f8f8" fo:padding="0.049cm" fo:border="0.06pt solid #e8e8e8"/>
    </style:style>
    <style:style style:name="P6" style:family="paragraph" style:parent-style-name="Preformatted_20_Text">
      <loext:graphic-properties draw:fill="solid" draw:fill-color="#f8f8f8" draw:opacity="100%"/>
      <style:paragraph-properties fo:orphans="2" fo:widows="2" fo:background-color="#f8f8f8" fo:padding="0.049cm" fo:border="0.06pt solid #e8e8e8"/>
    </style:style>
    <style:style style:name="T1" style:family="text">
      <style:text-properties fo:font-variant="normal" fo:text-transform="none" fo:color="#4c886b" style:font-name="Ubuntu Mono" fo:font-size="12pt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fo:color="#318495" style:font-name="Ubuntu Mono" fo:font-size="12pt" fo:letter-spacing="normal" fo:font-style="normal" fo:font-weight="normal" fo:background-color="transparent" loext:char-shading-value="0" loext:padding="0cm" loext:border="none"/>
    </style:style>
    <style:style style:name="T3" style:family="text">
      <style:text-properties fo:font-variant="normal" fo:text-transform="none" fo:color="#000000" style:font-name="Ubuntu Mono" fo:font-size="12pt" fo:letter-spacing="normal" fo:font-style="normal" fo:font-weight="normal" fo:background-color="transparent" loext:char-shading-value="0" loext:padding="0cm" loext:border="none"/>
    </style:style>
    <style:style style:name="T4" style:family="text">
      <style:text-properties fo:font-variant="normal" fo:text-transform="none" fo:color="#000000" fo:letter-spacing="normal" fo:background-color="transparent" loext:char-shading-value="0" loext:padding="0cm" loext:border="none"/>
    </style:style>
    <style:style style:name="T5" style:family="text">
      <style:text-properties fo:font-variant="normal" fo:text-transform="none" fo:color="#6d79de" style:font-name="Ubuntu Mono" fo:font-size="12pt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fo:color="#036a07" style:font-name="Ubuntu Mono" fo:font-size="12pt" fo:letter-spacing="normal" fo:font-style="normal" fo:font-weight="normal" fo:background-color="transparent" loext:char-shading-value="0" loext:padding="0cm" loext:border="none"/>
    </style:style>
    <style:style style:name="T7" style:family="text">
      <style:text-properties fo:font-variant="normal" fo:text-transform="none" fo:color="#036a07" fo:letter-spacing="normal" fo:background-color="transparent" loext:char-shading-value="0" loext:padding="0cm" loext:border="none"/>
    </style:style>
    <style:style style:name="T8" style:family="text">
      <style:text-properties fo:font-variant="normal" fo:text-transform="none" fo:color="#00168e" style:font-name="Ubuntu Mono" fo:font-size="12pt" fo:letter-spacing="normal" fo:font-style="normal" fo:font-weight="normal" fo:background-color="transparent" loext:char-shading-value="0" loext:padding="0cm" loext:border="none"/>
    </style:style>
    <style:style style:name="T9" style:family="text">
      <style:text-properties fo:font-variant="normal" fo:text-transform="none" fo:color="#0000cd" style:font-name="Ubuntu Mono" fo:font-size="12pt" fo:letter-spacing="normal" fo:font-style="normal" fo:font-weight="normal" fo:background-color="transparent" loext:char-shading-value="0" loext:padding="0cm" loext:border="none"/>
    </style:style>
    <style:style style:name="T10" style:family="text">
      <style:text-properties fo:font-variant="normal" fo:text-transform="none" fo:color="#0000ff" style:font-name="Ubuntu Mono" fo:font-size="12pt" fo:letter-spacing="normal" fo:font-style="normal" fo:font-weight="normal" fo:background-color="transparent" loext:char-shading-value="0" loext:padding="0cm" loext:border="none"/>
    </style:style>
    <style:style style:name="T11" style:family="text">
      <style:text-properties fo:font-variant="normal" fo:text-transform="none" fo:color="#333333" style:font-name="Muller" fo:font-size="12pt" fo:letter-spacing="normal" fo:font-style="normal" fo:font-weight="normal"/>
    </style:style>
    <style:style style:name="T12" style:family="text">
      <style:text-properties fo:font-variant="normal" fo:text-transform="none" fo:color="#302683" style:font-name="Muller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огда display: none, а когда visibility: hidden? — спрашивает нас RedFox. Зависит от того, что вы пытаетесь сделать. Есть и другие варианты как спрятать блок и даже специальный атрибут. Давайте разберёмся!</text:p>
      <text:p text:style-name="P1">Если вам приходится что-то прятать, то лучше всего это вообще убрать: сайт легче, код чище… ошибок меньше! Но если вам нужно, чтобы оно там пряталось до поры, а потом кому-то пригодилось — это другое дело. Здесь важно не ошибиться с выбором способа.</text:p>
      <text:p text:style-name="P1">Самый простой и популярный — display: none, он работает как топор: элемент как будто вырубают из HTML. Его не видно на странице и соседние блоки про него ничего не знают. Просто нет и всё. Его даже скринридеры игоририруют и не читают содержимое — будьте аккуратнее с этим.</text:p>
      <text:p text:style-name="P4"><text:span text:style-name="Source_20_Text"><text:span text:style-name="T1">/* Вырубает */</text:span></text:span></text:p>
      <text:p text:style-name="P6"/>
      <text:p text:style-name="P6"><text:span text:style-name="Source_20_Text"><text:span text:style-name="T2">.cut-down</text:span></text:span><text:span text:style-name="Source_20_Text"><text:span text:style-name="T3"> {</text:span></text:span></text:p>
      <text:p text:style-name="P6"><text:span text:style-name="Source_20_Text"><text:span text:style-name="T4"><text:s text:c="2"/></text:span></text:span><text:span text:style-name="Source_20_Text"><text:span text:style-name="T5">display</text:span></text:span><text:span text:style-name="Source_20_Text"><text:span text:style-name="T3">: none;</text:span></text:span></text:p>
      <text:p text:style-name="P5"><text:span text:style-name="Source_20_Text"><text:span text:style-name="T3">}</text:span></text:span></text:p>
      <text:p text:style-name="P1">Что интересно, несмотря на полное вырубание элемента, браузеры всё равно загружают картинку из img с display: none. Если же картинка указана фоном, то Chrome и Edge её тоже загружают, а Firefox и Safari — нет. Ну, разные у них взгляды на оптимизацию загрузки, что поделать.</text:p>
      <text:p text:style-name="P1">Другой способ — visibility: hidden, он работает как кольцо всевластья: элемент вроде здесь и соседние блоки его чувствуют, но его не видно. И чем это отличается от opacity: 0? Opacity просто делает элемент прозрачным (или полупрозрачным), а visibility: hidden ещё не даёт с ним взаимодействовать: навести, кликнуть, сфокусировать.</text:p>
      <text:p text:style-name="P4"><text:span text:style-name="Source_20_Text"><text:span text:style-name="T1">/* Прячет */</text:span></text:span></text:p>
      <text:p text:style-name="P6"/>
      <text:p text:style-name="P6"><text:span text:style-name="Source_20_Text"><text:span text:style-name="T2">.one-ring</text:span></text:span><text:span text:style-name="Source_20_Text"><text:span text:style-name="T3"> {</text:span></text:span></text:p>
      <text:p text:style-name="P6"><text:span text:style-name="Source_20_Text"><text:span text:style-name="T4"><text:s text:c="2"/></text:span></text:span><text:span text:style-name="Source_20_Text"><text:span text:style-name="T5">visibility</text:span></text:span><text:span text:style-name="Source_20_Text"><text:span text:style-name="T3">: hidden;</text:span></text:span></text:p>
      <text:p text:style-name="P6"><text:span text:style-name="Source_20_Text"><text:span text:style-name="T3">}</text:span></text:span></text:p>
      <text:p text:style-name="P6"/>
      <text:p text:style-name="P6"><text:span text:style-name="Source_20_Text"><text:span text:style-name="T1">/* Не сработает */</text:span></text:span></text:p>
      <text:p text:style-name="P6"/>
      <text:p text:style-name="P6"><text:span text:style-name="Source_20_Text"><text:span text:style-name="T2">.one-ring</text:span></text:span><text:span text:style-name="Source_20_Text"><text:span text:style-name="T6">:hover</text:span></text:span><text:span text:style-name="Source_20_Text"><text:span text:style-name="T3"> {</text:span></text:span></text:p>
      <text:p text:style-name="P6"><text:span text:style-name="Source_20_Text"><text:span text:style-name="T4"><text:s text:c="2"/></text:span></text:span><text:span text:style-name="Source_20_Text"><text:span text:style-name="T5">visibility</text:span></text:span><text:span text:style-name="Source_20_Text"><text:span text:style-name="T3">: visible;</text:span></text:span></text:p>
      <text:p text:style-name="P5"><text:span text:style-name="Source_20_Text"><text:span text:style-name="T3">}</text:span></text:span></text:p>
      <text:p text:style-name="P1"><text:soft-page-break/>У visibility: hidden есть другая приятная особенность: свойство наследуется, а значит ребёнок невидимого родителя может сменить видимость на visible. Такой трюк не пройдёт ни с display: none, ни с opacity: 0. С ним удобно делать всплывающие меню и подказки.</text:p>
      <text:p text:style-name="P1">Иногда нужно, чтобы элемент не мешал дизайну, но при этом не прятался от скринридеров, оставаясь частью содержимого. Ну не нарисовал дизайнер здесь заголовка, а по логике документа он здесь нужен. Вот бы нам что-то вроде display: hidden или visibility: none! Это я только что придумал, в природе их не существует.</text:p>
      <text:p text:style-name="P1">Недавно в черновике CSS Display третьего уровня появилось свойство box-suppress со значениями show, discard и hide. Оно отвязывает видимость блока от display — ведь с обратной стороны от none есть не только block, но и inline, flex, grid. Значение discard привычно вырубает элемент, а hide делает то самое волшебное комбо. Читайте подробнее у Рейчел Эндрю.</text:p>
      <text:p text:style-name="P4"><text:span text:style-name="Source_20_Text"><text:span text:style-name="T1">/* То, что нужно */</text:span></text:span></text:p>
      <text:p text:style-name="P6"/>
      <text:p text:style-name="P6"><text:span text:style-name="Source_20_Text"><text:span text:style-name="T2">.combo</text:span></text:span><text:span text:style-name="Source_20_Text"><text:span text:style-name="T3"> {</text:span></text:span></text:p>
      <text:p text:style-name="P6"><text:span text:style-name="Source_20_Text"><text:span text:style-name="T4"><text:s text:c="2"/></text:span></text:span><text:span text:style-name="Source_20_Text"><text:span text:style-name="T5">box-suppress</text:span></text:span><text:span text:style-name="Source_20_Text"><text:span text:style-name="T3">:</text:span></text:span></text:p>
      <text:p text:style-name="P6"><text:span text:style-name="Source_20_Text"><text:span text:style-name="T4"><text:s text:c="4"/></text:span></text:span><text:span text:style-name="Source_20_Text"><text:span text:style-name="T3">hide;</text:span></text:span></text:p>
      <text:p text:style-name="P5"><text:span text:style-name="Source_20_Text"><text:span text:style-name="T3">}</text:span></text:span></text:p>
      <text:p text:style-name="P1">К сожалению, до box-suppress нам ещё долго ждать. Его не только ещё нет в браузерах, но уже в том черновике — недавно его перенесли в следующий уровень, чтобы закончить текущий вовремя. Так что придётся делать магию самим — следите за руками.</text:p>
      <text:p text:style-name="P1">Есть такой паттерн «visually hidden» или «визуально спрятанный», чтобы прятать элементы из дизайна, но оставлять доступным их содержимое. Про другие нюансы со скринридерами читайте у Тима Райта. Как это работает: вы делаете универсальный служебный класс и добавляете его к элементам, которые нужно доступно спрятать. Обычно его так и называют: visually-hidden, через дефис.</text:p>
      <text:p text:style-name="P4"><text:span text:style-name="Source_20_Text"><text:span text:style-name="T8">&lt;h2 </text:span></text:span><text:span text:style-name="Source_20_Text"><text:span text:style-name="T3">class</text:span></text:span><text:span text:style-name="Source_20_Text"><text:span text:style-name="T8">=</text:span></text:span><text:span text:style-name="Source_20_Text"><text:span text:style-name="T6">"</text:span></text:span></text:p>
      <text:p text:style-name="P6"><text:span text:style-name="Source_20_Text"><text:span text:style-name="T7"><text:s text:c="3"/></text:span></text:span><text:span text:style-name="Source_20_Text"><text:span text:style-name="T6">visually-hidden"</text:span></text:span><text:span text:style-name="Source_20_Text"><text:span text:style-name="T8">&gt;</text:span></text:span></text:p>
      <text:p text:style-name="P6"><text:span text:style-name="Source_20_Text"><text:span text:style-name="T4"><text:s text:c="4"/></text:span></text:span><text:span text:style-name="Source_20_Text"><text:span text:style-name="T3">Важный</text:span></text:span></text:p>
      <text:p text:style-name="P6"><text:span text:style-name="Source_20_Text"><text:span text:style-name="T4"><text:s text:c="4"/></text:span></text:span><text:span text:style-name="Source_20_Text"><text:span text:style-name="T3">за головок,</text:span></text:span></text:p>
      <text:p text:style-name="P6"><text:soft-page-break/><text:span text:style-name="Source_20_Text"><text:span text:style-name="T4"><text:s text:c="4"/></text:span></text:span><text:span text:style-name="Source_20_Text"><text:span text:style-name="T3">которого нет</text:span></text:span></text:p>
      <text:p text:style-name="P5"><text:span text:style-name="Source_20_Text"><text:span text:style-name="T8">&lt;/h2&gt;</text:span></text:span></text:p>
      <text:p text:style-name="P1">Если посмотреть что внутри, то это обычный position: absolute плюс clip, который обрезает элемент до нуля. То есть он не влияет на соседей и становится невидимым. Все остальные свойства добавляют универсальности и кроссбраузерности, чтобы класс можно было не глядя шлёпнуть на любой элемент. Подробнее читайте в справке к ally.js Родни Рейма.</text:p>
      <text:p text:style-name="P4"><text:span text:style-name="Source_20_Text"><text:span text:style-name="T2">.visually-hidden</text:span></text:span><text:span text:style-name="Source_20_Text"><text:span text:style-name="T3"> {</text:span></text:span></text:p>
      <text:p text:style-name="P6"><text:span text:style-name="Source_20_Text"><text:span text:style-name="T4"><text:s text:c="2"/></text:span></text:span><text:span text:style-name="Source_20_Text"><text:span text:style-name="T5">position</text:span></text:span><text:span text:style-name="Source_20_Text"><text:span text:style-name="T3">: absolute;</text:span></text:span></text:p>
      <text:p text:style-name="P6"><text:span text:style-name="Source_20_Text"><text:span text:style-name="T4"><text:s text:c="2"/></text:span></text:span><text:span text:style-name="Source_20_Text"><text:span text:style-name="T5">clip</text:span></text:span><text:span text:style-name="Source_20_Text"><text:span text:style-name="T3">: rect(</text:span></text:span><text:span text:style-name="Source_20_Text"><text:span text:style-name="T9">0</text:span></text:span><text:span text:style-name="Source_20_Text"><text:span text:style-name="T3"> </text:span></text:span><text:span text:style-name="Source_20_Text"><text:span text:style-name="T9">0</text:span></text:span><text:span text:style-name="Source_20_Text"><text:span text:style-name="T3"> </text:span></text:span><text:span text:style-name="Source_20_Text"><text:span text:style-name="T9">0</text:span></text:span><text:span text:style-name="Source_20_Text"><text:span text:style-name="T3"> </text:span></text:span><text:span text:style-name="Source_20_Text"><text:span text:style-name="T9">0</text:span></text:span><text:span text:style-name="Source_20_Text"><text:span text:style-name="T3">);</text:span></text:span></text:p>
      <text:p text:style-name="P6"><text:span text:style-name="Source_20_Text"><text:span text:style-name="T4"><text:s text:c="2"/></text:span></text:span><text:span text:style-name="Source_20_Text"><text:span text:style-name="T5">width</text:span></text:span><text:span text:style-name="Source_20_Text"><text:span text:style-name="T3">: </text:span></text:span><text:span text:style-name="Source_20_Text"><text:span text:style-name="T9">1px</text:span></text:span><text:span text:style-name="Source_20_Text"><text:span text:style-name="T3">;</text:span></text:span></text:p>
      <text:p text:style-name="P6"><text:span text:style-name="Source_20_Text"><text:span text:style-name="T4"><text:s text:c="2"/></text:span></text:span><text:span text:style-name="Source_20_Text"><text:span text:style-name="T5">height</text:span></text:span><text:span text:style-name="Source_20_Text"><text:span text:style-name="T3">: </text:span></text:span><text:span text:style-name="Source_20_Text"><text:span text:style-name="T9">1px</text:span></text:span><text:span text:style-name="Source_20_Text"><text:span text:style-name="T3">;</text:span></text:span></text:p>
      <text:p text:style-name="P6"><text:span text:style-name="Source_20_Text"><text:span text:style-name="T4"><text:s text:c="2"/></text:span></text:span><text:span text:style-name="Source_20_Text"><text:span text:style-name="T5">margin</text:span></text:span><text:span text:style-name="Source_20_Text"><text:span text:style-name="T3">: -</text:span></text:span><text:span text:style-name="Source_20_Text"><text:span text:style-name="T9">1px</text:span></text:span><text:span text:style-name="Source_20_Text"><text:span text:style-name="T3">;</text:span></text:span></text:p>
      <text:p text:style-name="P6"><text:span text:style-name="Source_20_Text"><text:span text:style-name="T4"><text:s text:c="2"/>…</text:span></text:span></text:p>
      <text:p text:style-name="P5"><text:span text:style-name="Source_20_Text"><text:span text:style-name="T3">}</text:span></text:span></text:p>
      <text:p text:style-name="P1">А вы знали, что любому элементу можно добавить атрибут hidden и он пропадёт? Теперь знаете! В современных браузерах на этот атрибут повешен тот самый display: none, который вырубает элемент. Он бинарный как required или checked, так что его удобно выставлять через JavaScript. Только не забудьте добавить в стили [hidden] { display: none } для IE 10, Safari 5 и других старых браузеров.</text:p>
      <text:p text:style-name="P4"><text:span text:style-name="Source_20_Text"><text:span text:style-name="T3">&lt;</text:span></text:span><text:span text:style-name="Source_20_Text"><text:span text:style-name="T10">div</text:span></text:span><text:span text:style-name="Source_20_Text"><text:span text:style-name="T3"> hidden&gt;</text:span></text:span></text:p>
      <text:p text:style-name="P6"><text:span text:style-name="Source_20_Text"><text:span text:style-name="T4"><text:s text:c="2"/></text:span></text:span><text:span text:style-name="Source_20_Text"><text:span text:style-name="T3">Вырублен</text:span></text:span></text:p>
      <text:p text:style-name="P6"><text:span text:style-name="Source_20_Text"><text:span text:style-name="T3">&lt;/</text:span></text:span><text:span text:style-name="Source_20_Text"><text:span text:style-name="T10">div</text:span></text:span><text:span text:style-name="Source_20_Text"><text:span text:style-name="T3">&gt;</text:span></text:span></text:p>
      <text:p text:style-name="P6"/>
      <text:p text:style-name="P6"><text:span text:style-name="Source_20_Text"><text:span text:style-name="T1">// JS</text:span></text:span></text:p>
      <text:p text:style-name="P5"><text:span text:style-name="Source_20_Text"><text:span text:style-name="T10">div</text:span></text:span><text:span text:style-name="Source_20_Text"><text:span text:style-name="T3">.hidden = </text:span></text:span><text:span text:style-name="Source_20_Text"><text:span text:style-name="T10">true</text:span></text:span><text:span text:style-name="Source_20_Text"><text:span text:style-name="T3">;</text:span></text:span></text:p>
      <text:p text:style-name="P1">Это почти всё, что вам нужно знать про прятки в CSS. Попробуйте эти способы, они все хороши в разных ситуациях. Главное, не рубите с плеча и думайте о доступном содержимом.</text:p>
      <text:p text:style-name="Horizontal_20_Line"/>
      <text:list xml:id="list775126274" text:style-name="L1">
        <text:list-item>
          <text:p text:style-name="P2"><text:span text:style-name="T11">The proposed box-suppress property — </text:span><text:a xlink:type="simple" xlink:href="https://rachelandrew.co.uk/archives/2016/07/22/the-proposed-box-suppress-property/" text:style-name="Internet_20_link" text:visited-style-name="Visited_20_Internet_20_Link"><text:span text:style-name="T12">https://rachelandrew.co.uk/archives/2016/07/22/the-proposed-box-suppress-property/</text:span></text:a></text:p>
        </text:list-item>
        <text:list-item>
          <text:p text:style-name="P2"><text:span text:style-name="T11">The hidden attribute — </text:span><text:a xlink:type="simple" xlink:href="https://w3c.github.io/html/editing.html#the-hidden-attribute" text:style-name="Internet_20_link" text:visited-style-name="Visited_20_Internet_20_Link"><text:span text:style-name="T12">https://w3c.github.io/html/editing.html#the-hidden-attribute</text:span></text:a></text:p>
        </text:list-item>
        <text:list-item>
          <text:p text:style-name="P2"><text:soft-page-break/><text:span text:style-name="T11">Hiding DOM elements — </text:span><text:a xlink:type="simple" xlink:href="https://allyjs.io/tutorials/hiding-elements.html" text:style-name="Internet_20_link" text:visited-style-name="Visited_20_Internet_20_Link"><text:span text:style-name="T12">https://allyjs.io/tutorials/hiding-elements.html</text:span></text:a></text:p>
        </text:list-item>
        <text:list-item>
          <text:p text:style-name="P3"><text:span text:style-name="T11">The Difference Between role="presentation" and aria-hidden="true" — </text:span><text:a xlink:type="simple" xlink:href="http://csskarma.com/blog/difference-rolepresentation-aria-hiddentrue/" text:style-name="Internet_20_link" text:visited-style-name="Visited_20_Internet_20_Link"><text:span text:style-name="T12">http://csskarma.com/blog/difference-rolepresentation-aria-hiddentrue/</text:span></text:a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uller" svg:font-family="Muller, Arial, sans-serif"/>
    <style:font-face style:name="Ubuntu Mono" svg:font-family="'Ubuntu Mono'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0T20:55:59.747559718</meta:creation-date>
    <dc:date>2020-09-20T20:56:50.755672235</dc:date>
    <meta:editing-duration>PT52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4" meta:paragraph-count="53" meta:word-count="678" meta:character-count="4615" meta:non-whitespace-character-count="3940"/>
  </office:meta>
</office:document-meta>
</file>